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7e5" officeooo:paragraph-rsid="001c37e5"/>
    </style:style>
    <style:style style:name="T1" style:family="text">
      <style:text-properties officeooo:rsid="001c37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37e5" style:font-style-asian="italic" style:font-style-complex="italic"/>
    </style:style>
    <style:style style:name="T4" style:family="text">
      <style:text-properties fo:font-style="normal" officeooo:rsid="001c37e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/<text:span text:style-name="T3">15 * * * * /usr/bin/python3 /home/pi/Documents/camerauplinksend.py</text:span></text:p>
      <text:p text:style-name="P1"><text:span text:style-name="T3">@</text:span><text:span text:style-name="T2">reboot /usr/bin/python3 /home/pi/Documents/camerauplinksend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22:06:59.224650424</meta:creation-date>
    <dc:date>2020-10-05T22:10:50.297831669</dc:date>
    <meta:editing-duration>PT3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1" meta:character-count="132" meta:non-whitespace-character-count="123"/>
  </office:meta>
</office:document-meta>
</file>